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FE000000A61A3845FDC866B20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39cm" svg:height="3.293cm" svg:x="8.463cm" svg:y="13.49cm">
          <draw:image xlink:href="Pictures/10000000000000FE000000A61A3845FDC866B2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57:26.297048182</meta:creation-date>
    <dc:date>2018-04-26T14:57:42.249330404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